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rsid="000f6ce8" officeooo:paragraph-rsid="0005bd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try to create a proper articulation of how these calculations (my alg) actually work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1:41:41.307479082</meta:creation-date>
    <dc:date>2023-11-28T11:41:57.370667802</dc:date>
    <meta:editing-duration>PT16S</meta:editing-duration>
    <meta:editing-cycles>1</meta:editing-cycles>
    <meta:document-statistic meta:table-count="0" meta:image-count="0" meta:object-count="0" meta:page-count="1" meta:paragraph-count="1" meta:word-count="14" meta:character-count="86" meta:non-whitespace-character-count="73"/>
    <meta:generator>LibreOffice/7.5.8.2$Linux_X86_64 LibreOffice_project/50$Build-2</meta:generator>
  </office:meta>
</office:document-meta>
</file>